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position="super 63.6%"/>
    </style:style>
  </office:automatic-styles>
  <office:body>
    <office:text text:use-soft-page-breaks="true">
      <text:p text:style-name="P1">The Gigabyte AERO 15 OLED is a<text:s/>great choice for work and gaming laptop a price of 1300$ instead of 1900$ it comes with a<text:s/>large and<text:s/>fancy screen with a resolution of 3840x2160 and a refresh rate of 144 Hz, perfect for tab<text:s/>organization.<text:s/>In terms of power, it has an NVIDIA<text:s/>GeForce<text:s/>GTX 1660 TI, an intel i7 9<text:span text:style-name="T2">th</text:span><text:s/>generation and a RAM of 16 GB. It’s provided with a SSD storage capacity of 512GB, so perfect for transfer file and downloads. It also comes with nice features like a complete<text:s/>customizable<text:s/>full RBG keyboard, a camera, a microphone, and you can unlock your laptop with your digital footprint. Despite<text:s/>all<text:s/>his quality the price is not affordable<text:s/>and by its size it can take more<text:s/>places<text:s/>compare to a regular laptop, that said, this laptop<text:s/>represents<text:s/>a very good combination<text:s/>for gaming<text:s/>and<text:s/>working<text:s/>with<text:s/>powerful softwa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27T13:48:00Z</meta:creation-date>
    <dc:date>2021-09-27T14:38:00Z</dc:date>
    <meta:template xlink:href="Normal" xlink:type="simple"/>
    <meta:editing-cycles>9</meta:editing-cycles>
    <meta:editing-duration>PT0S</meta:editing-duration>
    <meta:document-statistic meta:page-count="1" meta:paragraph-count="1" meta:word-count="123" meta:character-count="825" meta:row-count="5" meta:non-whitespace-character-count="703"/>
  </office:meta>
</office:document-meta>
</file>